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4.4403in"/>
    </style:style>
    <style:style style:name="Table5.B" style:family="table-column">
      <style:table-column-properties style:column-width="2.8049in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style:vertical-align="" fo:padding="0.0201in" fo:border="none"/>
    </style:style>
    <style:style style:name="Table5.3" style:family="table-row">
      <style:table-row-properties style:min-row-height="0.0042in"/>
    </style:style>
    <style:style style:name="Table5.4" style:family="table-row">
      <style:table-row-properties style:min-row-height="0.0785in"/>
    </style:style>
    <style:style style:name="Table5.A8" style:family="table-cell">
      <style:table-cell-properties style:vertical-align="bottom"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6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0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Preformatted_20_Text">
      <style:text-properties style:font-name="Arial1" officeooo:paragraph-rsid="0020f236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3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4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2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5" style:family="paragraph" style:parent-style-name="Standard">
      <style:text-properties style:font-name="Arial1" fo:font-size="6pt" style:font-size-asian="6pt" style:font-size-complex="6pt"/>
    </style:style>
    <style:style style:name="P116" style:family="paragraph" style:parent-style-name="Standard">
      <style:text-properties officeooo:paragraph-rsid="014eaa50"/>
    </style:style>
    <style:style style:name="P117" style:family="paragraph" style:parent-style-name="Standard">
      <style:text-properties officeooo:paragraph-rsid="01619eec"/>
    </style:style>
    <style:style style:name="P118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19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0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4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5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6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2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059a260" style:font-weight-asian="norm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2" style:text-underline-style="none"/>
    </style:style>
    <style:style style:name="T16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2" style:text-underline-style="none" officeooo:rsid="003bba78"/>
    </style:style>
    <style:style style:name="T18" style:family="text">
      <style:text-properties style:font-name="Arial2" officeooo:rsid="00fd8749"/>
    </style:style>
    <style:style style:name="T19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2" officeooo:rsid="015f7927"/>
    </style:style>
    <style:style style:name="T23" style:family="text">
      <style:text-properties style:font-name="Arial2" officeooo:rsid="012f9236"/>
    </style:style>
    <style:style style:name="T24" style:family="text">
      <style:text-properties officeooo:rsid="004520e6" style:font-name-asian="Microsoft YaHei" style:font-name-complex="Mangal"/>
    </style:style>
    <style:style style:name="T25" style:family="text">
      <style:text-properties officeooo:rsid="00587dcc" style:font-name-asian="Microsoft YaHei" style:font-name-complex="Mangal"/>
    </style:style>
    <style:style style:name="T26" style:family="text">
      <style:text-properties officeooo:rsid="007255bf"/>
    </style:style>
    <style:style style:name="T27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8" style:family="text">
      <style:text-properties fo:color="#000000" fo:font-style="normal" style:text-underline-style="none" officeooo:rsid="0046a399" style:font-style-asian="normal" style:font-style-complex="normal"/>
    </style:style>
    <style:style style:name="T29" style:family="text">
      <style:text-properties fo:font-size="6pt" fo:font-weight="normal" style:font-size-asian="6pt" style:font-weight-asian="normal" style:font-size-complex="6pt" style:font-weight-complex="normal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fo:font-size="6pt" officeooo:rsid="007cdda9" style:font-size-asian="6pt" style:font-size-complex="6pt"/>
    </style:style>
    <style:style style:name="T32" style:family="text">
      <style:text-properties officeooo:rsid="0086630b"/>
    </style:style>
    <style:style style:name="T33" style:family="text">
      <style:text-properties officeooo:rsid="01122dc7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1558646"/>
    </style:style>
    <style:style style:name="T36" style:family="text">
      <style:text-properties officeooo:rsid="00fd8749"/>
    </style:style>
    <style:style style:name="T37" style:family="text">
      <style:text-properties officeooo:rsid="00245a79"/>
    </style:style>
    <style:style style:name="T38" style:family="text">
      <style:text-properties officeooo:rsid="0161430f"/>
    </style:style>
    <style:style style:name="T39" style:family="text">
      <style:text-properties officeooo:rsid="0185b343"/>
    </style:style>
    <style:style style:name="T40" style:family="text">
      <style:text-properties officeooo:rsid="004b90b4"/>
    </style:style>
    <style:style style:name="T41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2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3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7"><text:text-input text:description="&lt;setLang(o.partner_id.lang or 'en_US')&gt;">set locale</text:text-input><text:span text:style-name="T34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6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6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0"><text:text-input text:description="&lt;if test=&quot;o.partner_id.is_company and o.partner_id.vat&quot;&gt;">if company and vat</text:text-input></text:span><text:span text:style-name="T36"><text:text-input text:description="&lt;_(&quot;VAT no.&quot;)&gt;">VAT no.</text:text-input></text:span><text:span text:style-name="T10">:</text:span><text:span text:style-name="T37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1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2"><text:span text:style-name="T20"><text:text-input text:description="&lt;if test=&quot;o.company_id and o.company_id.country_id and o.company_id.country_id.code == 'BA'&quot;&gt;">if company == BA</text:text-input></text:span><text:span text:style-name="T23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0"><text:text-input text:description="&lt;_(&quot;Issue date, time and place&quot;)&gt;">Issue date, time and place</text:text-input></text:span><text:span text:style-name="T40">:</text:span></text:p>
            <text:p text:style-name="P44"><text:span text:style-name="T41"><text:text-input text:description="&lt;formatLang(o.invoicing_datetime or '',date_time=True)&gt;">invoicing_datetime</text:text-input></text:span><text:span text:style-name="T12">, </text:span><text:span text:style-name="T42"><text:text-input text:description="&lt;company.partner_id.city&gt;">City</text:text-input></text:span></text:p>
            <text:p text:style-name="P45"><text:span text:style-name="T25"><text:text-input text:description="&lt;_(&quot;Invoice date&quot;)&gt;">Invoice date</text:text-input></text:span><text:span text:style-name="T25">:</text:span><text:span text:style-name="T13"> </text:span><text:span text:style-name="T13"><text:text-input text:description="&lt;formatLang(o.date_invoice or '',date=True)&gt;">date_invoice</text:text-input></text:span></text:p>
            <text:p text:style-name="P10"><text:span text:style-name="T43"><text:text-input text:description="&lt;_(&quot;Delivery date&quot;)&gt;">Delivery date</text:text-input></text:span><text:span text:style-name="T43">: </text:span><text:span text:style-name="T11"><text:text-input text:description="&lt;formatLang(o.date_delivery or '',date=True)&gt;">Date Delivery</text:text-input></text:span></text:p>
            <text:p text:style-name="P62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7"/>
          </table:table-cell>
          <table:table-cell table:style-name="Table5.B1" table:number-rows-spanned="7" office:value-type="string">
            <text:p text:style-name="P69"><text:span text:style-name="T29"><text:text-input text:description="&lt;if test=&quot;len(o.payment_term.line_ids or '')&gt;1&quot; &gt;">test payment terms</text:text-input></text:span><text:span text:style-name="T8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68"><text:span text:style-name="T29"><text:text-input text:description="&lt;/if&gt;">end test</text:text-input></text:span><text:span text:style-name="T31"><text:text-input text:description="&lt;setLang(o.company_id.partner_id.lang or 'en_US')&gt;">*EMPTY*</text:text-input></text:span><text:span text:style-name="T8"><text:text-input text:description="&lt;formatLang(o.date_due or '',date=True)&gt;">*EMPTY*</text:text-input></text:span><text:span text:style-name="T31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7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4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5"><text:span text:style-name="T28"><text:text-input text:description="&lt;/if&gt;">endtest</text:text-input></text:span><text:span text:style-name="T27"><text:s/></text:span></text:p>
          </table:table-cell>
          <table:covered-table-cell/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3"><text:span text:style-name="T26"><text:text-input text:description="&lt; o.state in ['proforma', 'proforma2'] and _(&quot;Proforma invoice number&quot;) or _(&quot;Invoice number&quot;) &gt;">Invoice number</text:text-input></text:span><text:span text:style-name="T26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9"><text:text-input text:description="&lt;str(o.invoice_line._ids.index(line.id)+1)&gt;">rbr</text:text-input>.</text:p>
          </table:table-cell>
          <table:table-cell table:style-name="Table3.A7" office:value-type="string">
            <text:p text:style-name="P105"><text:text-input text:description="&lt;if test=&quot;line.product_id.description&quot;&gt;">test_description</text:text-input></text:p>
            <text:p text:style-name="P101"><text:text-input text:description="&lt;line.product_id.description or ''&gt;">Product Name</text:text-input><text:span text:style-name="T32"><text:text-input text:description=""/></text:span></text:p>
            <text:p text:style-name="P107"><text:text-input text:description="&lt;/if&gt;">end_test</text:text-input></text:p>
            <text:p text:style-name="P108"><text:text-input text:description="&lt;if test=&quot;line.name&quot;&gt;">test_name</text:text-input></text:p>
            <text:p text:style-name="P103"><text:text-input text:description="&lt;line.name or ''&gt;">line_description</text:text-input></text:p>
            <text:p text:style-name="P107"><text:text-input text:description="&lt;/if&gt;">end_test</text:text-input></text:p>
          </table:table-cell>
          <table:table-cell table:style-name="Table3.A7" office:value-type="string">
            <text:p text:style-name="P111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7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1"><text:text-input text:description="&lt;_(&quot;SUBTOTAL&quot;)&gt;">SUBTOTAL</text:text-input>:</text:p>
            <text:p text:style-name="P78"><text:span text:style-name="T1"><text:text-input text:description="&lt;_(&quot;VAT&quot;)&gt;">VAT</text:text-input></text:span>:</text:p>
            <text:p text:style-name="P81"><text:span text:style-name="T24"><text:text-input text:description="&lt;_(&quot;TOTAL&quot;)&gt;">TOTAL</text:text-input></text:span><text:span text:style-name="T24">:</text:span></text:p>
          </table:table-cell>
          <table:table-cell table:style-name="Table6.A1" office:value-type="string">
            <text:p text:style-name="P78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8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8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5"><text:text-input text:description="&lt;/if&gt;">end if</text:text-input></text:p>
      <text:p text:style-name="P125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19"><text:text-input text:description="&lt;_(&quot;Item&quot;)&gt;">Item</text:text-input></text:p>
          </table:table-cell>
          <table:table-cell table:style-name="Table12.B1" office:value-type="string">
            <text:p text:style-name="P119"><text:text-input text:description="&lt;_(&quot;Product&quot;)&gt;">Product</text:text-input></text:p>
          </table:table-cell>
          <table:table-cell table:style-name="Table12.B1" office:value-type="string">
            <text:p text:style-name="P119"><text:text-input text:description="&lt;_(&quot;Qty&quot;)&gt;">Qty</text:text-input></text:p>
          </table:table-cell>
          <table:table-cell table:style-name="Table12.B1" office:value-type="string">
            <text:p text:style-name="P120"><text:text-input text:description="&lt;_(&quot;Unit price&quot;)&gt;">Unit price</text:text-input></text:p>
          </table:table-cell>
          <table:table-cell table:style-name="Table12.B1" office:value-type="string">
            <text:p text:style-name="P120"><text:text-input text:description="&lt;_(&quot;Total&quot;)&gt;">Total</text:text-input></text:p>
          </table:table-cell>
          <table:table-cell table:style-name="Table12.B1" office:value-type="string">
            <text:p text:style-name="P121"><text:span text:style-name="T39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1"><text:span text:style-name="T39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0"><text:text-input text:description="&lt;str(o.invoice_line._ids.index(line.id)+1)&gt;">rbr</text:text-input>.</text:p>
          </table:table-cell>
          <table:table-cell table:style-name="Table12.A7" office:value-type="string">
            <text:p text:style-name="P106"><text:text-input text:description="&lt;if test=&quot;line.product_id.description&quot;&gt;">test_description</text:text-input></text:p>
            <text:p text:style-name="P102"><text:text-input text:description="&lt;line.product_id.description or ''&gt;">Product Name</text:text-input><text:span text:style-name="T32"><text:text-input text:description=""/></text:span></text:p>
            <text:p text:style-name="P110"><text:text-input text:description="&lt;/if&gt;">end_test</text:text-input></text:p>
            <text:p text:style-name="P109"><text:text-input text:description="&lt;if test=&quot;line.name&quot;&gt;">test_name</text:text-input></text:p>
            <text:p text:style-name="P104"><text:text-input text:description="&lt;line.name or ''&gt;">line_description</text:text-input></text:p>
            <text:p text:style-name="P110"><text:text-input text:description="&lt;/if&gt;">end_test</text:text-input></text:p>
          </table:table-cell>
          <table:table-cell table:style-name="Table12.A7" office:value-type="string">
            <text:p text:style-name="P112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8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8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8"><text:text-input text:description="&lt;formatLang(line.amount_tax,digits=2) or ''&gt;">tax</text:text-input></text:p>
          </table:table-cell>
          <table:table-cell table:style-name="Table12.A7" office:value-type="string">
            <text:p text:style-name="P98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24"><text:text-input text:description="&lt;_(&quot;TOTAL&quot;)&gt;">TOTAL</text:text-input></text:span><text:span text:style-name="T24">:</text:span></text:p>
          </table:table-cell>
          <table:table-cell table:style-name="Table13.A1" office:value-type="string">
            <text:p text:style-name="P79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15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3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5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43"><text:soft-page-break/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soft-page-break/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3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5"><text:text-input text:description="&lt;_(&quot;Taxes&quot;)&gt;">_Taxes</text:text-input></text:p>
          </table:table-cell>
          <table:table-cell table:style-name="Table7.A2" office:value-type="string">
            <text:p text:style-name="P86"><text:text-input text:description="&lt;_(&quot;Base amount&quot;)&gt;">_Base amount</text:text-input></text:p>
          </table:table-cell>
          <table:table-cell table:style-name="Table7.A2" office:value-type="string">
            <text:p text:style-name="P86"><text:text-input text:description="&lt;_(&quot;Tax Amount&quot;)&gt;">_Tax Amount</text:text-input></text:p>
          </table:table-cell>
          <table:table-cell table:style-name="Table7.A1" office:value-type="string">
            <text:p text:style-name="P90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8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1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office:value-type="string">
            <text:p text:style-name="P88"><text:text-input text:description="&lt;line.name or ''&gt;">name</text:text-input></text:p>
          </table:table-cell>
          <table:table-cell table:style-name="Table7.A1" office:value-type="string">
            <text:p text:style-name="P89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9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table:number-columns-spanned="3" office:value-type="string">
            <text:p text:style-name="P8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1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3"><text:text-input text:description="&lt;/for&gt;">End For line</text:text-input></text:p>
          </table:table-cell>
        </table:table-row>
      </table:table>
      <text:p text:style-name="P1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71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6"><text:text-input text:description="&lt;_(&quot;Internal document number&quot;)&gt;">Internal document number</text:text-input></text:span><text:span text:style-name="T3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office:value-type="string">
            <text:p text:style-name="P83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0"><text:text-input text:description="&lt;o.partner_bank_id.bank.name or ''&gt;">bank_name</text:text-input></text:p>
            <text:p text:style-name="P24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77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84"><text:span text:style-name="T33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4"><text:text-input text:description="&lt; _('End user')&gt;">End user</text:text-input></text:span><text:span text:style-name="T14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6"><text:span text:style-name="T7"><text:text-input text:description="&lt;_(&quot;Responsible person&quot;)&gt;">Responsible person</text:text-input></text:span><text:span text:style-name="T7">:</text:span></text:p>
            <text:p text:style-name="P114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2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><text:text-input text:description="&lt;if test=&quot;company.partner_id.country_id.code in ['HR','RS', 'BA']&quot; &gt;">if show fiscal data</text:text-input></text:p>
            <text:p text:style-name="P113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00:56:02.297154770</dc:date>
    <meta:editing-duration>P1DT9H36M21S</meta:editing-duration>
    <meta:editing-cycles>384</meta:editing-cycles>
    <meta:generator>LibreOffice/6.1.4.2$Linux_X86_64 LibreOffice_project/10$Build-2</meta:generator>
    <meta:document-statistic meta:table-count="13" meta:image-count="0" meta:object-count="0" meta:page-count="2" meta:paragraph-count="150" meta:word-count="771" meta:character-count="2304" meta:non-whitespace-character-count="2127"/>
  </office:meta>
</office:document-meta>
</file>